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2de3" officeooo:paragraph-rsid="00082de3"/>
    </style:style>
    <style:style style:name="P2" style:family="paragraph" style:parent-style-name="Standard">
      <style:text-properties style:text-underline-style="solid" style:text-underline-width="auto" style:text-underline-color="font-color" officeooo:rsid="000896cf" officeooo:paragraph-rsid="000896cf"/>
    </style:style>
    <style:style style:name="P3" style:family="paragraph" style:parent-style-name="Standard">
      <style:text-properties style:text-underline-style="none" officeooo:rsid="00082de3" officeooo:paragraph-rsid="00082de3"/>
    </style:style>
    <style:style style:name="P4" style:family="paragraph" style:parent-style-name="Standard">
      <style:text-properties style:text-underline-style="none" officeooo:rsid="000896cf" officeooo:paragraph-rsid="000896cf"/>
    </style:style>
    <style:style style:name="P5" style:family="paragraph" style:parent-style-name="Standard">
      <style:text-properties style:text-underline-style="none" officeooo:rsid="00082de3" officeooo:paragraph-rsid="00082de3"/>
    </style:style>
    <style:style style:name="P6" style:family="paragraph" style:parent-style-name="Standard">
      <style:text-properties style:text-underline-style="none" officeooo:rsid="00082de3" officeooo:paragraph-rsid="00095ad3"/>
    </style:style>
    <style:style style:name="P7" style:family="paragraph" style:parent-style-name="Standard">
      <style:text-properties style:text-underline-style="solid" style:text-underline-width="auto" style:text-underline-color="font-color" officeooo:rsid="001b1fd7" officeooo:paragraph-rsid="00095ad3"/>
    </style:style>
    <style:style style:name="P8" style:family="paragraph" style:parent-style-name="Standard">
      <style:text-properties style:text-underline-style="solid" style:text-underline-width="auto" style:text-underline-color="font-color" officeooo:rsid="000b39f3" officeooo:paragraph-rsid="000b39f3"/>
    </style:style>
    <style:style style:name="P9" style:family="paragraph" style:parent-style-name="Standard">
      <style:text-properties officeooo:paragraph-rsid="00095ad3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rything</text:p>
      <text:p text:style-name="P3"/>
      <text:p text:style-name="P3">Split 11202.0 <text:s text:c="33"/>into 1 train and 1 test flows</text:p>
      <text:p text:style-name="P3">Split 12101.0 <text:s text:c="33"/>into 76 train and 20 test flows</text:p>
      <text:p text:style-name="P3">Split 12201.0 <text:s text:c="33"/>into 45 train and 12 test flows</text:p>
      <text:p text:style-name="P3">Split 13101.0 <text:s text:c="33"/>into 315 train and 79 test flows</text:p>
      <text:p text:style-name="P3">Split 13103.0 <text:s text:c="33"/>into 15 train and 4 test flows</text:p>
      <text:p text:style-name="P3">Split 13201.0 <text:s text:c="33"/>into 1456 train and 365 test flows</text:p>
      <text:p text:style-name="P3">Split 13202.0 <text:s text:c="33"/>into 286 train and 72 test flows</text:p>
      <text:p text:style-name="P3">Split 13302.0 <text:s text:c="33"/>into 20 train and 6 test flows</text:p>
      <text:p text:style-name="P3">Split 13403.0 <text:s text:c="33"/>into 816 train and 205 test flows</text:p>
      <text:p text:style-name="P3">Split 14101.0 <text:s text:c="33"/>into 22 train and 6 test flows</text:p>
      <text:p text:style-name="P3">Split 14202.0 <text:s text:c="33"/>into 295 train and 74 test flows</text:p>
      <text:p text:style-name="P3">Split 14302.0 <text:s text:c="33"/>into 226 train and 57 test flows</text:p>
      <text:p text:style-name="P3">Split 15202.0 <text:s text:c="33"/>into 32 train and 9 test flows</text:p>
      <text:p text:style-name="P3">Split 15302.0 <text:s text:c="33"/>into 34 train and 9 test flows</text:p>
      <text:p text:style-name="P3">Split 16101.0 <text:s text:c="33"/>into 290 train and 73 test flows</text:p>
      <text:p text:style-name="P3">Split 16103.0 <text:s text:c="33"/>into 45 train and 12 test flows</text:p>
      <text:p text:style-name="P3">Split 16201.0 <text:s text:c="33"/>into 295 train and 74 test flows</text:p>
      <text:p text:style-name="P3">Split 16202.0 <text:s text:c="33"/>into 868 train and 217 test flows</text:p>
      <text:p text:style-name="P3">Split 16302.0 <text:s text:c="33"/>into 4277 train and 1070 test flows</text:p>
      <text:p text:style-name="P3">Split 16403.0 <text:s text:c="33"/>into 199 train and 50 test flows</text:p>
      <text:p text:style-name="P3">Split 17101.0 <text:s text:c="33"/>into 111 train and 28 test flows</text:p>
      <text:p text:style-name="P3">Split 17201.0 <text:s text:c="33"/>into 83 train and 21 test flows</text:p>
      <text:p text:style-name="P3">Split 17403.0 <text:s text:c="33"/>into 666 train and 167 test flows</text:p>
      <text:p text:style-name="P3">Split 18101.0 <text:s text:c="33"/>into 564 train and 142 test flows</text:p>
      <text:p text:style-name="P3">Split 18103.0 <text:s text:c="33"/>into 4 train and 1 test flows</text:p>
      <text:p text:style-name="P3">Split 18201.0 <text:s text:c="33"/>into 231 train and 58 test flows</text:p>
      <text:p text:style-name="P3">Split 18202.0 <text:s text:c="33"/>into 73 train and 19 test flows</text:p>
      <text:p text:style-name="P3">Split 18302.0 <text:s text:c="33"/>into 16 train and 5 test flows</text:p>
      <text:p text:style-name="P3">Split 18403.0 <text:s text:c="33"/>into 387 train and 97 test flows</text:p>
      <text:p text:style-name="P3"/>
      <text:p text:style-name="P3"><text:s text:c="14"/>precision <text:s text:c="3"/>recall <text:s/>f1-score <text:s text:c="2"/>support</text:p>
      <text:p text:style-name="P3"/>
      <text:p text:style-name="P3"><text:s text:c="5"/>11202.0 <text:s text:c="4"/>0.0000 <text:s text:c="3"/>0.0000 <text:s text:c="3"/>0.0000 <text:s text:c="8"/>1</text:p>
      <text:p text:style-name="P3"><text:s text:c="5"/>12101.0 <text:s text:c="4"/>0.2045 <text:s text:c="3"/>0.4500 <text:s text:c="3"/>0.2813 <text:s text:c="7"/>20</text:p>
      <text:p text:style-name="P3"><text:s text:c="5"/>12201.0 <text:s text:c="4"/>0.0000 <text:s text:c="3"/>0.0000 <text:s text:c="3"/>0.0000 <text:s text:c="7"/>12</text:p>
      <text:p text:style-name="P3"><text:s text:c="5"/>13101.0 <text:s text:c="4"/>0.2857 <text:s text:c="3"/>0.0253 <text:s text:c="3"/>0.0465 <text:s text:c="7"/>79</text:p>
      <text:p text:style-name="P3"><text:s text:c="5"/>13103.0 <text:s text:c="4"/>0.0000 <text:s text:c="3"/>0.0000 <text:s text:c="3"/>0.0000 <text:s text:c="8"/>4</text:p>
      <text:p text:style-name="P3"><text:s text:c="5"/>13201.0 <text:s text:c="4"/>0.2407 <text:s text:c="3"/>0.2137 <text:s text:c="3"/>0.2264 <text:s text:c="6"/>365</text:p>
      <text:p text:style-name="P3"><text:s text:c="5"/>13202.0 <text:s text:c="4"/>0.4388 <text:s text:c="3"/>0.5972 <text:s text:c="3"/>0.5059 <text:s text:c="7"/>72</text:p>
      <text:p text:style-name="P3"><text:s text:c="5"/>13302.0 <text:s text:c="4"/>0.0000 <text:s text:c="3"/>0.0000 <text:s text:c="3"/>0.0000 <text:s text:c="8"/>6</text:p>
      <text:p text:style-name="P3"><text:s text:c="5"/>13403.0 <text:s text:c="4"/>0.4421 <text:s text:c="3"/>0.5220 <text:s text:c="3"/>0.4787 <text:s text:c="6"/>205</text:p>
      <text:p text:style-name="P3"><text:s text:c="5"/>14101.0 <text:s text:c="4"/>0.0000 <text:s text:c="3"/>0.0000 <text:s text:c="3"/>0.0000 <text:s text:c="8"/>6</text:p>
      <text:p text:style-name="P3"><text:s text:c="5"/>14202.0 <text:s text:c="4"/>0.1807 <text:s text:c="3"/>0.2027 <text:s text:c="3"/>0.1911 <text:s text:c="7"/>74</text:p>
      <text:p text:style-name="P3"><text:s text:c="5"/>14302.0 <text:s text:c="4"/>0.1000 <text:s text:c="3"/>0.0175 <text:s text:c="3"/>0.0299 <text:s text:c="7"/>57</text:p>
      <text:p text:style-name="P3"><text:s text:c="5"/>15202.0 <text:s text:c="4"/>0.0588 <text:s text:c="3"/>0.2222 <text:s text:c="3"/>0.0930 <text:s text:c="8"/>9</text:p>
      <text:p text:style-name="P3"><text:s text:c="5"/>15302.0 <text:s text:c="4"/>0.0000 <text:s text:c="3"/>0.0000 <text:s text:c="3"/>0.0000 <text:s text:c="8"/>9</text:p>
      <text:p text:style-name="P3"><text:s text:c="5"/>16101.0 <text:s text:c="4"/>0.0571 <text:s text:c="3"/>0.0548 <text:s text:c="3"/>0.0559 <text:s text:c="7"/>73</text:p>
      <text:p text:style-name="P3"><text:s text:c="5"/>16103.0 <text:s text:c="4"/>0.0000 <text:s text:c="3"/>0.0000 <text:s text:c="3"/>0.0000 <text:s text:c="7"/>12</text:p>
      <text:p text:style-name="P3"><text:s text:c="5"/>16201.0 <text:s text:c="4"/>0.0671 <text:s text:c="3"/>0.1351 <text:s text:c="3"/>0.0897 <text:s text:c="7"/>74</text:p>
      <text:p text:style-name="P3"><text:s text:c="5"/>16202.0 <text:s text:c="4"/>0.1786 <text:s text:c="3"/>0.2074 <text:s text:c="3"/>0.1919 <text:s text:c="6"/>217</text:p>
      <text:p text:style-name="P3"><text:soft-page-break/><text:s text:c="5"/>16302.0 <text:s text:c="4"/>0.5522 <text:s text:c="3"/>0.6178 <text:s text:c="3"/>0.5831 <text:s text:c="5"/>1070</text:p>
      <text:p text:style-name="P3"><text:s text:c="5"/>16403.0 <text:s text:c="4"/>0.0000 <text:s text:c="3"/>0.0000 <text:s text:c="3"/>0.0000 <text:s text:c="7"/>50</text:p>
      <text:p text:style-name="P3"><text:s text:c="5"/>17101.0 <text:s text:c="4"/>0.0333 <text:s text:c="3"/>0.0357 <text:s text:c="3"/>0.0345 <text:s text:c="7"/>28</text:p>
      <text:p text:style-name="P3"><text:s text:c="5"/>17201.0 <text:s text:c="4"/>0.0909 <text:s text:c="3"/>0.0476 <text:s text:c="3"/>0.0625 <text:s text:c="7"/>21</text:p>
      <text:p text:style-name="P3"><text:s text:c="5"/>17403.0 <text:s text:c="4"/>0.3214 <text:s text:c="3"/>0.4311 <text:s text:c="3"/>0.3683 <text:s text:c="6"/>167</text:p>
      <text:p text:style-name="P3"><text:s text:c="5"/>18101.0 <text:s text:c="4"/>0.6092 <text:s text:c="3"/>0.3732 <text:s text:c="3"/>0.4629 <text:s text:c="6"/>142</text:p>
      <text:p text:style-name="P3"><text:s text:c="5"/>18103.0 <text:s text:c="4"/>0.0000 <text:s text:c="3"/>0.0000 <text:s text:c="3"/>0.0000 <text:s text:c="8"/>1</text:p>
      <text:p text:style-name="P3"><text:s text:c="5"/>18201.0 <text:s text:c="4"/>0.3902 <text:s text:c="3"/>0.2759 <text:s text:c="3"/>0.3232 <text:s text:c="7"/>58</text:p>
      <text:p text:style-name="P3"><text:s text:c="5"/>18202.0 <text:s text:c="4"/>0.2500 <text:s text:c="3"/>0.1053 <text:s text:c="3"/>0.1481 <text:s text:c="7"/>19</text:p>
      <text:p text:style-name="P3"><text:s text:c="5"/>18302.0 <text:s text:c="4"/>0.1429 <text:s text:c="3"/>0.2000 <text:s text:c="3"/>0.1667 <text:s text:c="8"/>5</text:p>
      <text:p text:style-name="P3"><text:s text:c="5"/>18403.0 <text:s text:c="4"/>0.2308 <text:s text:c="3"/>0.0309 <text:s text:c="3"/>0.0545 <text:s text:c="7"/>97</text:p>
      <text:p text:style-name="P3"/>
      <text:p text:style-name="P3"><text:s text:c="4"/>accuracy <text:s text:c="24"/>0.3813 <text:s text:c="5"/>2953</text:p>
      <text:p text:style-name="P3"><text:s text:c="3"/>macro avg <text:s text:c="4"/>0.1681 <text:s text:c="3"/>0.1643 <text:s text:c="3"/>0.1515 <text:s text:c="5"/>2953</text:p>
      <text:p text:style-name="P3">weighted avg <text:s text:c="4"/>0.3687 <text:s text:c="3"/>0.3813 <text:s text:c="3"/>0.3646 <text:s text:c="5"/>295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Application[1]</text:p>
      <text:p text:style-name="P4"/>
      <text:p text:style-name="P4">Split 1 <text:s text:c="39"/>into 111 train and 28 test flows</text:p>
      <text:p text:style-name="P4">Split 2 <text:s text:c="39"/>into 143 train and 36 test flows</text:p>
      <text:p text:style-name="P4">Split 3 <text:s text:c="39"/>into 4089 train and 1023 test flows</text:p>
      <text:p text:style-name="P4">Split 4 <text:s text:c="39"/>into 1312 train and 328 test flows</text:p>
      <text:p text:style-name="P4">Split 5 <text:s text:c="39"/>into 117 train and 30 test flows</text:p>
      <text:p text:style-name="P4">Split 6 <text:s text:c="39"/>into 8351 train and 2088 test flows</text:p>
      <text:p text:style-name="P4">Split 7 <text:s text:c="39"/>into 900 train and 226 test flows</text:p>
      <text:p text:style-name="P4">Split 8 <text:s text:c="39"/>into 1480 train and 371 test flows</text:p>
      <text:p text:style-name="P4"/>
      <text:p text:style-name="P4"><text:s text:c="14"/>precision <text:s text:c="3"/>recall <text:s/>f1-score <text:s text:c="2"/>support</text:p>
      <text:p text:style-name="P4"/>
      <text:p text:style-name="P4"><text:s text:c="11"/>1 <text:s text:c="4"/>0.1724 <text:s text:c="3"/>0.1786 <text:s text:c="3"/>0.1754 <text:s text:c="7"/>28</text:p>
      <text:p text:style-name="P4"><text:s text:c="11"/>2 <text:s text:c="4"/>0.0787 <text:s text:c="3"/>0.2778 <text:s text:c="3"/>0.1227 <text:s text:c="7"/>36</text:p>
      <text:p text:style-name="P4"><text:s text:c="11"/>3 <text:s text:c="4"/>0.3548 <text:s text:c="3"/>0.3226 <text:s text:c="3"/>0.3379 <text:s text:c="5"/>1023</text:p>
      <text:p text:style-name="P4"><text:s text:c="11"/>4 <text:s text:c="4"/>0.2222 <text:s text:c="3"/>0.2683 <text:s text:c="3"/>0.2431 <text:s text:c="6"/>328</text:p>
      <text:p text:style-name="P4"><text:s text:c="11"/>5 <text:s text:c="4"/>0.3333 <text:s text:c="3"/>0.0333 <text:s text:c="3"/>0.0606 <text:s text:c="7"/>30</text:p>
      <text:p text:style-name="P4"><text:s text:c="11"/>6 <text:s text:c="4"/>0.6166 <text:s text:c="3"/>0.7079 <text:s text:c="3"/>0.6591 <text:s text:c="5"/>2088</text:p>
      <text:p text:style-name="P4"><text:s text:c="11"/>7 <text:s text:c="4"/>0.8148 <text:s text:c="3"/>0.0973 <text:s text:c="3"/>0.1739 <text:s text:c="6"/>226</text:p>
      <text:p text:style-name="P4"><text:s text:c="11"/>8 <text:s text:c="4"/>0.5430 <text:s text:c="3"/>0.3235 <text:s text:c="3"/>0.4054 <text:s text:c="6"/>371</text:p>
      <text:p text:style-name="P4"/>
      <text:p text:style-name="P4"><text:s text:c="4"/>accuracy <text:s text:c="24"/>0.4973 <text:s text:c="5"/>4130</text:p>
      <text:p text:style-name="P4"><text:s text:c="3"/>macro avg <text:s text:c="4"/>0.3920 <text:s text:c="3"/>0.2762 <text:s text:c="3"/>0.2723 <text:s text:c="5"/>4130</text:p>
      <text:p text:style-name="P4">weighted avg <text:s text:c="4"/>0.5149 <text:s text:c="3"/>0.4973 <text:s text:c="3"/>0.4849 <text:s text:c="5"/>413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OS[4]</text:p>
      <text:p text:style-name="P9"/>
      <text:p text:style-name="P9">Split 1 <text:s text:c="39"/>into 4512 train and 1128 test flows</text:p>
      <text:p text:style-name="P9">Split 2 <text:s text:c="39"/>into 9860 train and 2465 test flows</text:p>
      <text:p text:style-name="P9">Split 3 <text:s text:c="39"/>into 2134 train and 534 test flows</text:p>
      <text:p text:style-name="P9"/>
      <text:p text:style-name="P9"><text:s text:c="14"/>precision <text:s text:c="3"/>recall <text:s/>f1-score <text:s text:c="2"/>support</text:p>
      <text:p text:style-name="P9"/>
      <text:p text:style-name="P9"><text:s text:c="11"/>1 <text:s text:c="4"/>0.5459 <text:s text:c="3"/>0.3635 <text:s text:c="3"/>0.4364 <text:s text:c="5"/>1128</text:p>
      <text:p text:style-name="P9"><text:s text:c="11"/>2 <text:s text:c="4"/>0.7295 <text:s text:c="3"/>0.8686 <text:s text:c="3"/>0.7930 <text:s text:c="5"/>2465</text:p>
      <text:p text:style-name="P9"><text:s text:c="11"/>3 <text:s text:c="4"/>0.8685 <text:s text:c="3"/>0.7172 <text:s text:c="3"/>0.7856 <text:s text:c="6"/>534</text:p>
      <text:p text:style-name="P9"/>
      <text:p text:style-name="P9"><text:s text:c="4"/>accuracy <text:s text:c="24"/>0.7109 <text:s text:c="5"/>4127</text:p>
      <text:p text:style-name="P9"><text:s text:c="3"/>macro avg <text:s text:c="4"/>0.7146 <text:s text:c="3"/>0.6498 <text:s text:c="3"/>0.6717 <text:s text:c="5"/>4127</text:p>
      <text:p text:style-name="P6">weighted avg <text:s text:c="4"/>0.6973 <text:s text:c="3"/>0.7109 <text:s text:c="3"/>0.6946 <text:s text:c="5"/>412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Browser[2]</text:p>
      <text:p text:style-name="P8"><text:span text:style-name="T1"/></text:p>
      <text:p text:style-name="P8"><text:span text:style-name="T1">Split 1 <text:s text:c="39"/>into 4048 train and 1013 test flows</text:span></text:p>
      <text:p text:style-name="P8"><text:span text:style-name="T1">Split 2 <text:s text:c="39"/>into 4688 train and 1173 test flows</text:span></text:p>
      <text:p text:style-name="P8"><text:span text:style-name="T1">Split 3 <text:s text:c="39"/>into 5699 train and 1425 test flows</text:span></text:p>
      <text:p text:style-name="P8"><text:span text:style-name="T1">Split 4 <text:s text:c="39"/>into 2069 train and 518 test flows</text:span></text:p>
      <text:p text:style-name="P8"><text:span text:style-name="T1"/></text:p>
      <text:p text:style-name="P8"><text:span text:style-name="T1"><text:s text:c="14"/>precision <text:s text:c="3"/>recall <text:s/>f1-score <text:s text:c="2"/>support</text:span></text:p>
      <text:p text:style-name="P8"><text:span text:style-name="T1"/></text:p>
      <text:p text:style-name="P8"><text:span text:style-name="T1"><text:s text:c="11"/>1 <text:s text:c="4"/>0.5070 <text:s text:c="3"/>0.2488 <text:s text:c="3"/>0.3338 <text:s text:c="5"/>1013</text:span></text:p>
      <text:p text:style-name="P8"><text:span text:style-name="T1"><text:s text:c="11"/>2 <text:s text:c="4"/>0.4267 <text:s text:c="3"/>0.4689 <text:s text:c="3"/>0.4468 <text:s text:c="5"/>1173</text:span></text:p>
      <text:p text:style-name="P8"><text:span text:style-name="T1"><text:s text:c="11"/>3 <text:s text:c="4"/>0.4971 <text:s text:c="3"/>0.6526 <text:s text:c="3"/>0.5643 <text:s text:c="5"/>1425</text:span></text:p>
      <text:p text:style-name="P8"><text:span text:style-name="T1"><text:s text:c="11"/>4 <text:s text:c="4"/>0.8771 <text:s text:c="3"/>0.7992 <text:s text:c="3"/>0.8364 <text:s text:c="6"/>518</text:span></text:p>
      <text:p text:style-name="P8"><text:span text:style-name="T1"/></text:p>
      <text:p text:style-name="P8"><text:span text:style-name="T1"><text:s text:c="4"/>accuracy <text:s text:c="24"/>0.5197 <text:s text:c="5"/>4129</text:span></text:p>
      <text:p text:style-name="P8"><text:span text:style-name="T1"><text:s text:c="3"/>macro avg <text:s text:c="4"/>0.5770 <text:s text:c="3"/>0.5424 <text:s text:c="3"/>0.5453 <text:s text:c="5"/>4129</text:span></text:p>
      <text:p text:style-name="P8"><text:span text:style-name="T1">weighted avg <text:s text:c="4"/>0.5272 <text:s text:c="3"/>0.5197 <text:s text:c="3"/>0.5085 <text:s text:c="5"/>4129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6:20:58.093238800</meta:creation-date>
    <dc:date>2022-03-25T13:14:52.564696174</dc:date>
    <meta:editing-duration>PT6H57M5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6" meta:paragraph-count="108" meta:word-count="696" meta:character-count="6711" meta:non-whitespace-character-count="3197"/>
  </office:meta>
</office:document-meta>
</file>